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214" officeooo:paragraph-rsid="0016f214"/>
    </style:style>
    <style:style style:name="P2" style:family="paragraph" style:parent-style-name="Heading_20_1">
      <style:text-properties officeooo:rsid="0016f214" officeooo:paragraph-rsid="0016f214"/>
    </style:style>
    <style:style style:name="P3" style:family="paragraph" style:parent-style-name="Heading_20_2">
      <style:text-properties officeooo:rsid="0016f214" officeooo:paragraph-rsid="0016f214"/>
    </style:style>
    <style:style style:name="T1" style:family="text">
      <style:text-properties officeooo:rsid="0016f2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Machine Learning: Exercise 4</text:h>
      <text:h text:style-name="P3" text:outline-level="2">Anton Wiehe &amp; Angelie Kraft</text:h>
      <text:p text:style-name="Standard"/>
      <text:p text:style-name="P1">Parameters: C = 5, gamma = 0.001, degree for poly = 3</text:p>
      <text:p text:style-name="Standard"/>
      <text:p text:style-name="Standard">--Accuracies <text:span text:style-name="T1">for kernels</text:span>:--</text:p>
      <text:p text:style-name="Standard">Linear: <text:s/>0.<text:span text:style-name="T1">983</text:span> </text:p>
      <text:p text:style-name="Standard">Polynomial: <text:s/><text:span text:style-name="T1">0.883</text:span> </text:p>
      <text:p text:style-name="Standard">Sigmoid: <text:s/>0.<text:span text:style-name="T1">450</text:span></text:p>
      <text:p text:style-name="Standard">Radial basis: <text:s/>0.<text:span text:style-name="T1">983</text:span></text:p>
      <text:p text:style-name="Standard"/>
      <text:p text:style-name="P1">The accuracies are calculated by 10-fold cross valid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09:01:40.658969419</meta:creation-date>
    <meta:print-date>2019-05-15T09:07:15.800385714</meta:print-date>
    <dc:date>2019-05-15T09:07:39.667897153</dc:date>
    <meta:editing-duration>PT2M24S</meta:editing-duration>
    <meta:editing-cycles>1</meta:editing-cycles>
    <meta:document-statistic meta:table-count="0" meta:image-count="0" meta:object-count="0" meta:page-count="1" meta:paragraph-count="9" meta:word-count="42" meta:character-count="262" meta:non-whitespace-character-count="224"/>
    <meta:generator>LibreOffice/6.0.7.3$Linux_X86_64 LibreOffice_project/00m0$Build-3</meta:generator>
  </office:meta>
</office:document-meta>
</file>